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 Pro" svg:font-family="'Source Sans Pro', 'Trebuchet MS', 'sans serif'"/>
    <style:font-face style:name="Ubuntu mono" svg:font-family="'Ubuntu mono', 'Courier New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font-style="normal" fo:font-weight="normal" fo:background-color="transparent" style:font-weight-asian="normal" style:font-weight-complex="normal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  <style:text-properties fo:font-weight="bold" style:font-weight-asian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padding-left="0cm" fo:padding-right="0cm" fo:padding-top="0.035cm" fo:padding-bottom="0.035cm" fo:border-left="none" fo:border-right="none" fo:border-top="0.026cm solid #00000a" fo:border-bottom="0.026cm solid #00000a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margin-left="0cm" fo:margin-right="0cm" fo:margin-top="0.476cm" fo:margin-bottom="0.476cm" style:line-height-at-least="0.529cm" fo:text-align="center" style:justify-single-word="false" fo:orphans="2" fo:widows="2" fo:text-indent="0cm" style:auto-text-indent="false" fo:padding="0.238cm" fo:border="0.088cm solid #000000"/>
      <style:text-properties fo:font-variant="normal" fo:text-transform="none" fo:color="#000000" style:font-name="Calibri1" fo:font-size="12pt" fo:letter-spacing="normal" fo:font-style="normal" fo:font-weight="normal" fo:background-color="transparent" style:font-weight-asian="normal" style:font-weight-complex="normal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1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1" fo:font-weight="normal" style:font-weight-asian="normal" style:font-weight-complex="normal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3"/>
    <style:style style:name="P14" style:family="paragraph" style:parent-style-name="List_20_Paragraph" style:list-style-name="WWNum4"/>
    <style:style style:name="P15" style:family="paragraph" style:parent-style-name="List_20_Paragraph" style:list-style-name="WWNum5"/>
    <style:style style:name="P16" style:family="paragraph" style:parent-style-name="List_20_Paragraph" style:list-style-name="WWNum6"/>
    <style:style style:name="P17" style:family="paragraph" style:parent-style-name="List_20_Paragraph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Wingdings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variant="normal" fo:text-transform="none" fo:color="#000000" style:font-name="Ubuntu mono" fo:font-size="12pt" fo:letter-spacing="normal" fo:font-style="normal"/>
    </style:style>
    <style:style style:name="T6" style:family="text">
      <style:text-properties fo:font-variant="normal" fo:text-transform="none" fo:color="#000000" style:font-name="Ubuntu mono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Ubuntu mono" fo:font-size="12pt" fo:letter-spacing="normal" fo:font-style="normal" fo:font-weight="bold" style:font-weight-asian="normal" style:font-weight-complex="normal"/>
    </style:style>
    <style:style style:name="T8" style:family="text">
      <style:text-properties fo:font-variant="normal" fo:text-transform="none" fo:color="#000000" style:font-name="Ubuntu mono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fo:font-weight="bold"/>
    </style:style>
    <style:style style:name="T14" style:family="text">
      <style:text-properties fo:font-variant="normal" fo:text-transform="none" fo:color="#000000" fo:font-size="12pt" fo:letter-spacing="normal" fo:font-style="normal" fo:font-weight="bold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Exercice 1.1</text:span></text:p>
      <text:list xml:id="list67541883150892542" text:style-name="WWNum2">
        <text:list-item>
          <text:list>
            <text:list-item>
              <text:p text:style-name="P12">A = 1</text:p>
            </text:list-item>
            <text:list-item>
              <text:p text:style-name="P12">B = 4</text:p>
            </text:list-item>
            <text:list-item>
              <text:p text:style-name="P12">A = 3</text:p>
            </text:list-item>
          </text:list>
        </text:list-item>
      </text:list>
      <text:p text:style-name="Standard">Variable de A = 3</text:p>
      <text:p text:style-name="P4">Variable de B = 4</text:p>
      <text:p text:style-name="Standard"><text:span text:style-name="T2">Exercice 1.2</text:span></text:p>
      <text:list xml:id="list7809116084513322980" text:style-name="WWNum3">
        <text:list-item>
          <text:list>
            <text:list-item>
              <text:p text:style-name="P13">A= 5</text:p>
            </text:list-item>
            <text:list-item>
              <text:p text:style-name="P13">B=3</text:p>
            </text:list-item>
            <text:list-item>
              <text:p text:style-name="P13">C= 5+3 donc 8</text:p>
            </text:list-item>
            <text:list-item>
              <text:p text:style-name="P13">A=2</text:p>
            </text:list-item>
            <text:list-item>
              <text:p text:style-name="P13">C=3-2 donc 1</text:p>
            </text:list-item>
          </text:list>
        </text:list-item>
      </text:list>
      <text:p text:style-name="Standard">Variable de A = 2</text:p>
      <text:p text:style-name="Standard">Variable de B= 3</text:p>
      <text:p text:style-name="P4">Variable de C= 1</text:p>
      <text:p text:style-name="Standard"><text:span text:style-name="T2">exercice 1.3</text:span></text:p>
      <text:list xml:id="list9091264697506754616" text:style-name="WWNum4">
        <text:list-item>
          <text:list>
            <text:list-item>
              <text:p text:style-name="P14">A=5</text:p>
            </text:list-item>
            <text:list-item>
              <text:p text:style-name="P14">B=5+4 donc 9</text:p>
            </text:list-item>
            <text:list-item>
              <text:p text:style-name="P14">A=5+1 donc 6</text:p>
            </text:list-item>
            <text:list-item>
              <text:p text:style-name="P14">B=6-4 donc 2</text:p>
            </text:list-item>
          </text:list>
        </text:list-item>
      </text:list>
      <text:p text:style-name="Standard">Variable de A = 6</text:p>
      <text:p text:style-name="Standard">Variable de B= 2</text:p>
      <text:p text:style-name="P4"/>
      <text:p text:style-name="Standard"><text:span text:style-name="T2">Exercice 1.4</text:span></text:p>
      <text:list xml:id="list1403338027884983603" text:style-name="WWNum5">
        <text:list-item>
          <text:list>
            <text:list-item>
              <text:p text:style-name="P15">=3</text:p>
            </text:list-item>
            <text:list-item>
              <text:p text:style-name="P15">B=10</text:p>
            </text:list-item>
            <text:list-item>
              <text:p text:style-name="P15">C= 3+10 donc 13</text:p>
            </text:list-item>
            <text:list-item>
              <text:p text:style-name="P15">B= 3+10 donc 13</text:p>
            </text:list-item>
            <text:list-item>
              <text:p text:style-name="P15">A=C donc A=13</text:p>
            </text:list-item>
          </text:list>
        </text:list-item>
      </text:list>
      <text:p text:style-name="P4">Variable A B et C = 13</text:p>
      <text:p text:style-name="Standard"><text:span text:style-name="T2">Exercice 1.5</text:span></text:p>
      <text:list xml:id="list14308722796509347" text:style-name="WWNum6">
        <text:list-item>
          <text:list>
            <text:list-item>
              <text:p text:style-name="P16">A=5</text:p>
            </text:list-item>
            <text:list-item>
              <text:p text:style-name="P16">B=2</text:p>
            </text:list-item>
            <text:list-item>
              <text:p text:style-name="P16">A=B donc A=2</text:p>
            </text:list-item>
            <text:list-item>
              <text:p text:style-name="P16"><text:soft-page-break/>B=A donc B= 2</text:p>
            </text:list-item>
          </text:list>
        </text:list-item>
      </text:list>
      <text:p text:style-name="Standard">Variable de A et B = 2</text:p>
      <text:p text:style-name="P17">Non elle ne permettent pas d’echanger les deux valeurs car la valeur de A est annulé, par ailleurs si l’on inverse les deux dernieres instructions, les variables seront egales à 5 au lieu de 2.</text:p>
      <text:p text:style-name="P17"/>
      <text:p text:style-name="P4"/>
      <text:p text:style-name="P4"/>
      <text:p text:style-name="Standard"><text:span text:style-name="T2">Exercice 1.6</text:span></text:p>
      <text:p text:style-name="Standard">Début</text:p>
      <text:p text:style-name="Standard">A<text:span text:style-name="T3"></text:span>x</text:p>
      <text:p text:style-name="Standard">B<text:span text:style-name="T3"></text:span>y</text:p>
      <text:p text:style-name="Standard">C<text:span text:style-name="T3"></text:span>A</text:p>
      <text:p text:style-name="Standard">A<text:span text:style-name="T3"></text:span>B</text:p>
      <text:p text:style-name="Standard">B<text:span text:style-name="T3"></text:span>C</text:p>
      <text:p text:style-name="P4">Fin</text:p>
      <text:p text:style-name="Standard"><text:span text:style-name="T2">Exercice 1.7</text:span></text:p>
      <text:p text:style-name="Standard">Admettons qu’il y est 4 variable</text:p>
      <text:p text:style-name="Standard">(A<text:span text:style-name="T3"></text:span>1 <text:s text:c="2"/>B<text:span text:style-name="T3"></text:span>2 <text:s text:c="2"/>C<text:span text:style-name="T3"></text:span>3 <text:s text:c="2"/>D<text:span text:style-name="T3"></text:span>4)</text:p>
      <text:p text:style-name="Standard">Début</text:p>
      <text:p text:style-name="Standard">D<text:span text:style-name="T3"></text:span>A</text:p>
      <text:p text:style-name="Standard">A<text:span text:style-name="T3"></text:span>C</text:p>
      <text:p text:style-name="Standard">C<text:span text:style-name="T3"></text:span>B</text:p>
      <text:p text:style-name="Standard">B<text:span text:style-name="T3"></text:span>D</text:p>
      <text:p text:style-name="P4">Fin</text:p>
      <text:p text:style-name="Standard"><text:span text:style-name="T2">Exercice 1.8 </text:span></text:p>
      <text:p text:style-name="P4">Bah du coup cela produit une erreur car il est impossible d’additionner des caractères.</text:p>
      <text:p text:style-name="Standard"/>
      <text:p text:style-name="Standard"><text:span text:style-name="T2">Exercice 1.9</text:span></text:p>
      <text:p text:style-name="Standard">Bah pour le coup ont peux assemblé des caractères du coup, </text:p>
      <text:p text:style-name="Standard">C <text:span text:style-name="T3"></text:span> « 42312 »</text:p>
      <text:p text:style-name="Standard"/>
      <text:p text:style-name="P6"><text:span text:style-name="T2">Exercice 2.1</text:span></text:p>
      <text:p text:style-name="Standard">Le resultat produit est le suivant :</text:p>
      <text:p text:style-name="P4">L’écran affichera dabord 23, puis 462 (double de 231 puisque 231*2)</text:p>
      <text:p text:style-name="Standard"><text:span text:style-name="T2">Exercice 2.2</text:span></text:p>
      <text:p text:style-name="Standard">VARIABLE : Nombre, Calcul en ENTIER</text:p>
      <text:p text:style-name="Standard">DEBUT</text:p>
      <text:p text:style-name="Standard">Ecrire « entrez un nombre »</text:p>
      <text:p text:style-name="Standard">Lire Nombre</text:p>
      <text:p text:style-name="Standard">Calcul <text:span text:style-name="T3"></text:span> Nombre ^ 2</text:p>
      <text:p text:style-name="Standard">Ecrire « le carré du nombre est » , Calcul</text:p>
      <text:p text:style-name="P4">FIN</text:p>
      <text:p text:style-name="Standard"/>
      <text:p text:style-name="Standard"><text:span text:style-name="T2">Exercice 2.3 </text:span></text:p>
      <text:p text:style-name="Standard">VARIABLE : Nombre, PrixHT, TVA, PrixTTC </text:p>
      <text:p text:style-name="Standard">DEBUT</text:p>
      <text:p text:style-name="Standard">Ecrire « Entrez Prix hors taxe »</text:p>
      <text:p text:style-name="Standard">Lire PrixHT</text:p>
      <text:p text:style-name="Standard">Ecrire « Entrez Nombre d’ articles »</text:p>
      <text:p text:style-name="Standard">Lire Nombre</text:p>
      <text:p text:style-name="Standard">Ecrire « Entrez Taux de TVA »</text:p>
      <text:p text:style-name="Standard">Lire TVA</text:p>
      <text:p text:style-name="Standard">PrixTTC <text:span text:style-name="T3"></text:span> ……………………………….</text:p>
      <text:p text:style-name="Standard">Ecrire « Le prix total toute taxe comprises s’eleve à », PrixTTC</text:p>
      <text:p text:style-name="Standard">FIN</text:p>
      <text:p text:style-name="Standard">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Exercice 2.4</text:span></text:p>
      <text:p text:style-name="Standard">Variable « belle marquise », « vos beaux yeux », « me font mourir », « d’amour » <text:s/>en CARACTERE</text:p>
      <text:p text:style-name="Standard">DEBUT</text:p>
      <text:p text:style-name="Standard">Ecrire « belle marquise », « vos beaux yeux », « me font mourir », « d’amour »</text:p>
      <text:p text:style-name="Standard">Ecrire « belle marquise », « d’amour », « vos beaux yeux », « me font mourir »</text:p>
      <text:p text:style-name="Standard">Ecrire « vos beaux yeux », « me font mourir », « d’amour », « belle marquise »</text:p>
      <text:p text:style-name="Standard">Ecrire « vos beaux yeux », « me font mourir », « belle marquise », « d’amour »</text:p>
      <text:p text:style-name="Standard">FIN</text:p>
      <text:p text:style-name="Standard"><text:span text:style-name="T4">Ou bien </text:span></text:p>
      <text:p text:style-name="Standard">Variable texte 1, texte 2,  texte 3 ,  texte 4  en CARACTERE</text:p>
      <text:p text:style-name="Standard">DEBUT</text:p>
      <text:p text:style-name="Standard">texte 1<text:span text:style-name="T3"></text:span> « belle marquise »</text:p>
      <text:p text:style-name="Standard">texte 2 <text:span text:style-name="T3"></text:span> « vos beaux yeux »</text:p>
      <text:p text:style-name="Standard">texte 3 <text:span text:style-name="T3"></text:span> « me font mourir »</text:p>
      <text:p text:style-name="Standard">texte 4 <text:span text:style-name="T3"></text:span> « d’amour »</text:p>
      <text:p text:style-name="Standard">Ecrire « texte 2 », « texte 1 », « texte 4 », « texte 3 » <text:s/></text:p>
      <text:p text:style-name="Standard">Ecrire « texte 1 », « texte 4 », « texte 2 », « texte 3 »</text:p>
      <text:p text:style-name="Standard">Ecrire « texte 2 », « texte 3 », « texte 4 », « texte 1 »</text:p>
      <text:p text:style-name="Standard">Ecrire « texte 2 », « texte 3 », « texte 1 », « texte 4 »</text:p>
      <text:p text:style-name="Standard">FIN</text:p>
      <text:p text:style-name="P4"/>
      <text:p text:style-name="Standard"><text:span text:style-name="T2">Exercice 3.1</text:span></text:p>
      <text:p text:style-name="Standard">Variable Nb en Entier</text:p>
      <text:p text:style-name="Standard">Début</text:p>
      <text:p text:style-name="Standard">Ecrire "Entrez un nombre : "</text:p>
      <text:p text:style-name="Standard">Lire Nb</text:p>
      <text:p text:style-name="Standard">Si Nb &gt; 0 Alors</text:p>
      <text:p text:style-name="Standard"><text:s text:c="2"/>Ecrire "Ce nombre est positif”</text:p>
      <text:p text:style-name="Standard">Sinon</text:p>
      <text:p text:style-name="Standard"><text:s text:c="2"/>Ecrire "Ce nombre est négatif"</text:p>
      <text:p text:style-name="Standard">Finsi</text:p>
      <text:p text:style-name="Standard">Fin</text:p>
      <text:p text:style-name="Standard">----------------------------------------------------------------------------------------------------------------------------------------------------------</text:p>
      <text:p text:style-name="Standard"/>
      <text:p text:style-name="Standard"><text:soft-page-break/><text:span text:style-name="T2">Exercice 3.2</text:span></text:p>
      <text:p text:style-name="Standard">Variables N1, N2 en Entier</text:p>
      <text:p text:style-name="Standard">Début</text:p>
      <text:p text:style-name="Standard">Ecrire "Entrez deux nombres : "</text:p>
      <text:p text:style-name="Standard">Lire N1, N2</text:p>
      <text:p text:style-name="Standard">Si <text:s text:c="5"/>N1*N2 &gt; 0 <text:s text:c="5"/>Alors</text:p>
      <text:p text:style-name="Standard"><text:s text:c="2"/>Ecrire "Leur produit est positif"</text:p>
      <text:p text:style-name="Standard">Sinon</text:p>
      <text:p text:style-name="Standard"><text:s text:c="2"/>Ecrire "Leur produit est négatif"</text:p>
      <text:p text:style-name="Standard">Finsi</text:p>
      <text:p text:style-name="Standard">Fin</text:p>
      <text:p text:style-name="P5"/>
      <text:p text:style-name="Standard"><text:span text:style-name="T2">Exercice 3.3</text:span></text:p>
      <text:p text:style-name="Standard">Variables A, B, C en Caractère</text:p>
      <text:p text:style-name="Standard">Début</text:p>
      <text:p text:style-name="Standard">Ecrire "Entrez trois noms : "</text:p>
      <text:p text:style-name="Standard">Lire A, B, C</text:p>
      <text:p text:style-name="Standard">Si <text:s text:c="7"/>A &lt; B <text:s/>ET <text:s/>B &lt; C <text:s text:c="5"/>Alors</text:p>
      <text:p text:style-name="Standard"><text:s text:c="2"/>Ecrire "Ces noms sont classés alphabétiquement"</text:p>
      <text:p text:style-name="Standard">Sinon</text:p>
      <text:p text:style-name="Standard"><text:s text:c="2"/>Ecrire "Ces noms ne sont pas classés alphabétiquement"</text:p>
      <text:p text:style-name="Standard">Finsi</text:p>
      <text:p text:style-name="P4">F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Exercice 3.4</text:span></text:p>
      <text:p text:style-name="Standard">Variable Nb en Entier</text:p>
      <text:p text:style-name="Standard">Début</text:p>
      <text:p text:style-name="Standard">Ecrire "Entrez un nombre svp : "</text:p>
      <text:p text:style-name="Standard">Lire Nb</text:p>
      <text:p text:style-name="Standard">Si <text:s text:c="4"/>Nb &lt; 0 Alors</text:p>
      <text:p text:style-name="Standard"><text:s text:c="2"/>Ecrire "Ce nombre est négatif"</text:p>
      <text:p text:style-name="Standard">SinonSi <text:s text:c="4"/>Nb = 0 <text:s text:c="5"/>Alors</text:p>
      <text:p text:style-name="Standard"><text:s text:c="2"/>Ecrire "Ce nombre est egal à 0"</text:p>
      <text:p text:style-name="Standard">Sinon</text:p>
      <text:p text:style-name="Standard"><text:s text:c="2"/>Ecrire "Ce nombre est positif"</text:p>
      <text:p text:style-name="Standard">Finsi</text:p>
      <text:p text:style-name="P4">Fin</text:p>
      <text:p text:style-name="Standard"/>
      <text:p text:style-name="Standard"><text:span text:style-name="T2">Exercice 3.5</text:span></text:p>
      <text:p text:style-name="Standard">Variables n1, n2 <text:s/>en Entier</text:p>
      <text:p text:style-name="Standard">Début</text:p>
      <text:p text:style-name="Standard">Ecrire "Entrez deux nombres svp : "</text:p>
      <text:p text:style-name="Standard">Lire n1, n2</text:p>
      <text:p text:style-name="Standard">Si n1 = 0 OU n2 = 0 Alors</text:p>
      <text:p text:style-name="Standard"><text:s text:c="2"/>Ecrire "Le produit est egal à 0"</text:p>
      <text:p text:style-name="Standard">SinonSi n1 &lt; 0 ET n2 &lt; 0 OU n1 &gt; 0 ET n2 &gt; 0 Alors</text:p>
      <text:p text:style-name="Standard"><text:s text:c="2"/>Ecrire "Le produit est positif"</text:p>
      <text:p text:style-name="Standard">Sinon</text:p>
      <text:p text:style-name="Standard"><text:s text:c="2"/>Ecrire "Le produit est négatif"</text:p>
      <text:p text:style-name="Standard">Finsi</text:p>
      <text:p text:style-name="Standard">Fin</text:p>
      <text:p text:style-name="Standard"/>
      <text:p text:style-name="Standard">----------------------------------------------------------------------------------------------------------------------------------------------------</text:p>
      <text:p text:style-name="Standard"/>
      <text:p text:style-name="P6"><text:span text:style-name="T2">Exercice 3.6</text:span></text:p>
      <text:p text:style-name="Standard"/>
      <text:p text:style-name="Standard">Variable Age en Entier</text:p>
      <text:p text:style-name="Standard">Début</text:p>
      <text:p text:style-name="Standard">Ecrire "Entrez l’âge de votre enfant : "</text:p>
      <text:p text:style-name="Standard">Lire Age</text:p>
      <text:p text:style-name="Standard">Si Age &gt;= 6 Alors</text:p>
      <text:p text:style-name="Standard"><text:s text:c="2"/>Ecrire "Enfant de catégorie Poussin"</text:p>
      <text:p text:style-name="Standard">SinonSi Age &gt;= 8 Alors</text:p>
      <text:p text:style-name="Standard"><text:s text:c="2"/>Ecrire "Enfant de catégorie Pupille"</text:p>
      <text:p text:style-name="Standard">SinonSi Age &gt;= 10 Alors</text:p>
      <text:p text:style-name="Standard"><text:s text:c="2"/>Ecrire "Enfant de catégorie Minime"</text:p>
      <text:p text:style-name="Standard">SinonSi Age &gt;= 12 Alors</text:p>
      <text:p text:style-name="Standard"><text:s text:c="2"/>Ecrire "Enfants de catégorie Cadet"</text:p>
      <text:p text:style-name="Standard">Finsi</text:p>
      <text:p text:style-name="Standard">Fin </text:p>
      <text:p text:style-name="P4"/>
      <text:p text:style-name="Standard"/>
      <text:p text:style-name="Standard"><text:span text:style-name="T2">Exercice 4.1</text:span></text:p>
      <text:p text:style-name="Standard">Si Tutu &lt;= Toto + 4 ET Tata &lt;&gt; "OK" Alors</text:p>
      <text:p text:style-name="Standard"><text:s text:c="2"/>Tutu ← Tutu - 1</text:p>
      <text:p text:style-name="Standard">Sinon</text:p>
      <text:p text:style-name="Standard"><text:s text:c="2"/>Tutu ← Tutu + 1</text:p>
      <text:p text:style-name="Standard">Finsi </text:p>
      <text:p text:style-name="Standard"/>
      <text:p text:style-name="Standard">???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">Exercice 4.2</text:span></text:p>
      <text:p text:style-name="Standard">Variables H, min en Entier ou numérique</text:p>
      <text:p text:style-name="Standard">Début</text:p>
      <text:p text:style-name="Standard">Ecrire "Entrez les heures, puis les minutes : "</text:p>
      <text:p text:style-name="Standard">Lire H, min</text:p>
      <text:p text:style-name="Standard">min ← min + 1</text:p>
      <text:p text:style-name="Standard">Si min = 60 Alors</text:p>
      <text:p text:style-name="Standard"><text:s text:c="2"/>min ← 0</text:p>
      <text:p text:style-name="Standard"><text:s text:c="2"/>H ← H + 1</text:p>
      <text:p text:style-name="Standard">FinSi</text:p>
      <text:p text:style-name="Standard">Si H = 24 Alors</text:p>
      <text:p text:style-name="Standard"><text:s text:c="2"/>H ← 0</text:p>
      <text:p text:style-name="Standard">FinSi</text:p>
      <text:p text:style-name="Standard">Ecrire "Dans une minute il sera ", H, "heure(s) ", min, "minute(s)"</text:p>
      <text:p text:style-name="P4">Fin </text:p>
      <text:p text:style-name="Standard"><text:span text:style-name="T2">Exercice 4.3</text:span></text:p>
      <text:p text:style-name="Standard">Variables H, min, sec en Entier ou Numérique</text:p>
      <text:p text:style-name="Standard">Début</text:p>
      <text:p text:style-name="Standard">Ecrire "Entrez les heures, puis les minutes, puis les secondes : "</text:p>
      <text:p text:style-name="Standard">Lire H, min, sec</text:p>
      <text:p text:style-name="Standard">sec ← sec + 1</text:p>
      <text:p text:style-name="Standard">Si sec = 60 Alors</text:p>
      <text:p text:style-name="Standard"><text:s text:c="2"/>sec ← 0</text:p>
      <text:p text:style-name="Standard"><text:s text:c="2"/>min ← min+ 1</text:p>
      <text:p text:style-name="Standard">FinSi</text:p>
      <text:p text:style-name="Standard">Si min = 60 Alors</text:p>
      <text:p text:style-name="Standard"><text:s text:c="2"/>min ← 0</text:p>
      <text:p text:style-name="Standard"><text:s text:c="2"/>H ← h + 1</text:p>
      <text:p text:style-name="Standard">FinSi</text:p>
      <text:p text:style-name="Standard">Si H = 24 Alors</text:p>
      <text:p text:style-name="Standard"><text:s text:c="2"/>H ← 0</text:p>
      <text:p text:style-name="Standard">FinSi</text:p>
      <text:p text:style-name="P4">Ecrire "Dans une seconde il sera ", H, "H", min, "min et ", sec, "sec" </text:p>
      <text:p text:style-name="Standard"><text:soft-page-break/>Exercice 4.4</text:p>
      <text:p text:style-name="Standard">Variables nb, p en Entier</text:p>
      <text:p text:style-name="Standard">Début</text:p>
      <text:p text:style-name="Standard">Ecrire "Nombre de photocopies : "</text:p>
      <text:p text:style-name="Standard">Lire nb</text:p>
      <text:p text:style-name="Standard">Si nb &lt;= 10 Alors</text:p>
      <text:p text:style-name="Standard"><text:s text:c="2"/>p ← nb * 0,1</text:p>
      <text:p text:style-name="Standard">SinonSi nb &lt;= 30 Alors</text:p>
      <text:p text:style-name="Standard"><text:s text:c="2"/>p ← 10 * 0,1 + (nb – 10) * 0,09</text:p>
      <text:p text:style-name="Standard">Sinon</text:p>
      <text:p text:style-name="Standard"><text:s text:c="2"/>p ← 10 * 0,1 + 20 * 0,09 + (nb – 30) * 0,08</text:p>
      <text:p text:style-name="Standard">FinSi</text:p>
      <text:p text:style-name="Standard">Ecrire "Le prix total est: ", p</text:p>
      <text:p text:style-name="Standard">Fin</text:p>
      <text:p text:style-name="P4"/>
      <text:p text:style-name="Standard"/>
      <text:p text:style-name="Standard">Exercice 4.5</text:p>
      <text:p text:style-name="Standard"/>
      <text:p text:style-name="Standard">Variable sex en Caractère</text:p>
      <text:p text:style-name="Standard">Variable age en Numérique</text:p>
      <text:p text:style-name="Standard">Variables C1, C2 en Booléen</text:p>
      <text:p text:style-name="Standard">Début</text:p>
      <text:p text:style-name="Standard">Ecrire "Entrez le sexe (M/F) : "</text:p>
      <text:p text:style-name="Standard">Lire sex</text:p>
      <text:p text:style-name="Standard">Ecrire "Entrez l’âge: "</text:p>
      <text:p text:style-name="Standard">Lire age</text:p>
      <text:p text:style-name="Standard">C1 ← sex = "M" ET age &gt; 20</text:p>
      <text:p text:style-name="Standard">C2 ← sex = "F" ET (age &gt; 18 ET age &lt; 35)</text:p>
      <text:p text:style-name="Standard">Si C1 ou C2 Alors</text:p>
      <text:p text:style-name="Standard"><text:s text:c="2"/>Ecrire "Imposable"</text:p>
      <text:p text:style-name="Standard">Sinon</text:p>
      <text:p text:style-name="Standard"><text:s text:c="2"/>Ecrire "Non Imposable"</text:p>
      <text:p text:style-name="Standard">FinSi</text:p>
      <text:p text:style-name="P4">Fin</text:p>
      <text:p text:style-name="P6">Exercice 4.6</text:p>
      <text:p text:style-name="Standard">Variables A, B, C, D en Numérique</text:p>
      <text:p text:style-name="Standard">Variables C1, C2, C3, C4 en Booléen</text:p>
      <text:p text:style-name="Standard">Début</text:p>
      <text:p text:style-name="Standard">Ecrire "Entrez les scores des quatre prétendants :"</text:p>
      <text:p text:style-name="Standard">Lire A, B, C, D</text:p>
      <text:p text:style-name="Standard">C1 ← A &gt; 50</text:p>
      <text:p text:style-name="Standard">C2 ← B &gt; 50 ou C &gt; 50 ou D &gt; 50</text:p>
      <text:p text:style-name="Standard">C3 ← A &gt;= B et A &gt;= C et A &gt;= D</text:p>
      <text:p text:style-name="Standard">C4 ← A &gt;= 12,5</text:p>
      <text:p text:style-name="Standard">Si C1 Alors</text:p>
      <text:p text:style-name="Standard"><text:s text:c="2"/>Ecrire “Elu au premier tour"</text:p>
      <text:p text:style-name="Standard">Sinonsi C2 ou Non(C4) Alors</text:p>
      <text:p text:style-name="Standard"><text:s text:c="2"/>Ecrire “Battu, éliminé, sorti !!!”</text:p>
      <text:p text:style-name="Standard">SinonSi C3 Alors</text:p>
      <text:p text:style-name="Standard"><text:s text:c="2"/>Ecrire "Ballotage favorable"</text:p>
      <text:p text:style-name="Standard">Sinon</text:p>
      <text:p text:style-name="Standard"><text:s text:c="2"/>Ecrire "Ballotage défavorable"</text:p>
      <text:p text:style-name="Standard">FinSi</text:p>
      <text:p text:style-name="Standard">Fin</text:p>
      <text:p text:style-name="P7">Exercice 4.7 et 4.8</text:p>
      <text:p text:style-name="Standard">Exercice 5.1</text:p>
      <text:p text:style-name="Standard">Variable N en Entier</text:p>
      <text:p text:style-name="Standard">Debut</text:p>
      <text:p text:style-name="Standard">N ← 0</text:p>
      <text:p text:style-name="Standard">Ecrire "Entrez un nombre entre 1 et 3"</text:p>
      <text:p text:style-name="Standard">TantQue N &lt; 1 ou N &gt; 3</text:p>
      <text:p text:style-name="Standard"><text:s text:c="2"/>Lire N</text:p>
      <text:p text:style-name="Standard"><text:s text:c="4"/>Si N &lt; 1 ou N &gt; 3 Alors</text:p>
      <text:p text:style-name="Standard"><text:s text:c="6"/>Ecrire "Saisie erronée. Recommencez”</text:p>
      <text:p text:style-name="Standard"><text:s text:c="4"/>FinSi</text:p>
      <text:p text:style-name="Standard"><text:s text:c="2"/>FinTantQue</text:p>
      <text:p text:style-name="Standard">Fin</text:p>
      <text:p text:style-name="Standard"/>
      <text:p text:style-name="Standard"><text:soft-page-break/>Exercice 5.2</text:p>
      <text:p text:style-name="Standard">Variable N en Entier</text:p>
      <text:p text:style-name="Standard">Debut</text:p>
      <text:p text:style-name="Standard">N ← 0</text:p>
      <text:p text:style-name="Standard">Ecrire "Entrez un nombre entre 10 et 20"</text:p>
      <text:p text:style-name="Standard">TantQue N &lt; 10 ou N &gt; 20</text:p>
      <text:p text:style-name="Standard"><text:s text:c="2"/>Lire N</text:p>
      <text:p text:style-name="Standard"><text:s text:c="2"/>Si N &lt; 10 Alors</text:p>
      <text:p text:style-name="Standard"><text:s text:c="4"/>Ecrire "Plus grand !"</text:p>
      <text:p text:style-name="Standard"><text:s text:c="2"/>SinonSi N &gt; 20 Alors</text:p>
      <text:p text:style-name="Standard"><text:s text:c="4"/>Ecrire "Plus petit !"</text:p>
      <text:p text:style-name="Standard"><text:s text:c="2"/>FinSi</text:p>
      <text:p text:style-name="Standard">FinTantQue</text:p>
      <text:p text:style-name="P4">Fin</text:p>
      <text:p text:style-name="Standard">Exercice 5.3</text:p>
      <text:p text:style-name="Standard">Variables N, i en Entier</text:p>
      <text:p text:style-name="Standard">Debut</text:p>
      <text:p text:style-name="Standard">Ecrire "Entrez un nombre : "</text:p>
      <text:p text:style-name="Standard">Lire N</text:p>
      <text:p text:style-name="Standard">Stop ← N+10</text:p>
      <text:p text:style-name="Standard">Ecrire "Les 10 nombres suivants sont : "</text:p>
      <text:p text:style-name="Standard">TantQue N &lt; Stop</text:p>
      <text:p text:style-name="Standard"><text:s text:c="3"/>N ← N+1</text:p>
      <text:p text:style-name="Standard"><text:s text:c="3"/>Ecrire N</text:p>
      <text:p text:style-name="Standard">FinTantQue</text:p>
      <text:p text:style-name="P4">Fin</text:p>
      <text:p text:style-name="Standard">Exercice 5.4</text:p>
      <text:p text:style-name="Standard">Variables N, i en Entier</text:p>
      <text:p text:style-name="Standard">Debut</text:p>
      <text:p text:style-name="Standard">Ecrire "Entrez un nombre : "</text:p>
      <text:p text:style-name="Standard">Lire N</text:p>
      <text:p text:style-name="Standard">Ecrire "Les 10 nombres suivants sont : "</text:p>
      <text:p text:style-name="Standard">Pour i ← N + 1 à N + 10</text:p>
      <text:p text:style-name="Standard"/>
      <text:p text:style-name="P6">Exercice 5.5</text:p>
      <text:p text:style-name="Standard">Variables N, i en Entier</text:p>
      <text:p text:style-name="Standard">Debut</text:p>
      <text:p text:style-name="Standard">Ecrire "Entrez un nombre : "</text:p>
      <text:p text:style-name="Standard">Lire N</text:p>
      <text:p text:style-name="Standard">Ecrire "La table de multiplication de ce nombre est : "</text:p>
      <text:p text:style-name="Standard">Pour i ← 1 à 10</text:p>
      <text:p text:style-name="Standard"><text:s text:c="2"/>Ecrire N, " x ", i, " = ", n*i</text:p>
      <text:p text:style-name="Standard">i Suivant</text:p>
      <text:p text:style-name="P4">Fin</text:p>
      <text:p text:style-name="Standard">Exercice 5.6</text:p>
      <text:p text:style-name="Standard">Variables N, i, Som en Entier</text:p>
      <text:p text:style-name="Standard">Debut</text:p>
      <text:p text:style-name="Standard">Ecrire "Entrez un nombre : "</text:p>
      <text:p text:style-name="Standard">Lire N</text:p>
      <text:p text:style-name="Standard">Som ← 0</text:p>
      <text:p text:style-name="Standard">Pour i ← 1 à N</text:p>
      <text:p text:style-name="Standard"><text:s text:c="2"/>Som ← Som + i</text:p>
      <text:p text:style-name="Standard">i Suivant</text:p>
      <text:p text:style-name="Standard">Ecrire "La somme est : ", Som</text:p>
      <text:p text:style-name="Standard">Fin</text:p>
      <text:p text:style-name="Standard">-----------------------------------------------------------------------------------------------------------------------------------------------------------<text:bookmark text:name="Bookmark"/></text:p>
      <text:p text:style-name="P1">exercice 6,1<text:span text:style-name="T15"><text:line-break/></text:span><text:span text:style-name="T12">Variable i en Numérique</text:span><text:span text:style-name="T15"><text:line-break/></text:span><text:span text:style-name="T12">Debut</text:span><text:span text:style-name="T15"><text:line-break/></text:span><text:span text:style-name="T12">Pour i ← 0 à 6</text:span><text:span text:style-name="T15"><text:line-break/></text:span><text:span text:style-name="T12">Truc(i) ← 0</text:span><text:span text:style-name="T15"><text:line-break/></text:span><text:span text:style-name="T12">i Suivant</text:span><text:span text:style-name="T15"><text:line-break/></text:span><text:span text:style-name="T12">Fin</text:span><text:span text:style-name="T15"> </text:span></text:p>
      <text:p text:style-name="P10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2"><text:soft-page-break/>exercice 6,2</text:p>
      <text:p text:style-name="P2"><text:span text:style-name="T11">Debut</text:span><text:line-break/><text:span text:style-name="T11">Truc(0) ← "a"</text:span><text:line-break/><text:span text:style-name="T11">Truc(1) ← "e"</text:span><text:line-break/><text:span text:style-name="T11">Truc(2) ← "i"</text:span><text:line-break/><text:span text:style-name="T11">Truc(3) ← "o"</text:span><text:line-break/><text:span text:style-name="T11">Truc(4) ← "u"</text:span><text:line-break/><text:span text:style-name="T11">Truc(5) ← "y"</text:span><text:line-break/><text:span text:style-name="T11">Fin</text:span> </text:p>
      <text:p text:style-name="P11"/>
      <text:p text:style-name="P2"/>
      <text:p text:style-name="P2">exercice 6,3</text:p>
      <text:p text:style-name="P2"/>
      <text:p text:style-name="P11">debut<text:line-break/><text:span text:style-name="T11">Variable i en Numérique</text:span><text:line-break/><text:span text:style-name="T11">Pour i ← 0 à 8</text:span><text:line-break/><text:span text:style-name="T11">Ecrire"Entrez la note numéro ", i + 1</text:span><text:line-break/><text:span text:style-name="T11">Lire Notes(i)</text:span><text:line-break/><text:span text:style-name="T11">i Suivant</text:span><text:line-break/><text:span text:style-name="T11">Fin</text:span> </text:p>
      <text:p text:style-name="P2"/>
      <text:p text:style-name="P3">Cet algorithme remplit un tableau avec six valeurs : 0, 1, 4, 9, 16, 25.<text:line-break/>Il les écrit ensuite à l’écran. Simplification :</text:p>
      <text:p text:style-name="P9">Tableau Nb(5) en Numérique<text:line-break/>Variable i en Numérique<text:line-break/>Début<text:line-break/>Pour i ← 0 à 5<text:line-break/>  Nb(i) ← i * i<text:line-break/>  Ecrire Nb(i)<text:line-break/>i Suivant<text:line-break/>Fin</text:p>
      <text:p text:style-name="P2"/>
      <text:p text:style-name="P2"/>
      <text:p text:style-name="P1"><text:span text:style-name="T15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 Pro" svg:font-family="'Source Sans Pro', 'Trebuchet MS', 'sans serif'"/>
    <style:font-face style:name="Ubuntu mono" svg:font-family="'Ubuntu mono', 'Courier New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80010-78-12</meta:initial-creator>
    <meta:editing-cycles>2</meta:editing-cycles>
    <meta:creation-date>2021-01-05T10:26:00</meta:creation-date>
    <dc:date>2021-02-15T13:34:06.98</dc:date>
    <meta:editing-duration>PT15M29S</meta:editing-duration>
    <meta:generator>OpenOffice/4.1.7$Win32 OpenOffice.org_project/417m1$Build-9800</meta:generator>
    <meta:document-statistic meta:table-count="0" meta:image-count="0" meta:object-count="0" meta:page-count="13" meta:paragraph-count="344" meta:word-count="1623" meta:character-count="7713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